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69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5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0" table:default-cell-style-name="ce1"/>
        <table:table-row table:style-name="ro1">
          <table:table-cell office:value-type="string" table:number-columns-spanned="14" table:number-rows-spanned="1" table:style-name="ce15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2" table:style-name="ro2">
          <table:table-cell table:number-columns-repeated="14"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<text:span text:style-name="T4">單位：新臺幣千元，卡</text:span></text:p>
          </table:table-cell>
          <table:table-cell table:number-columns-repeated="5" table:style-name="ce4"/>
          <table:table-cell office:value-type="string" table:style-name="ce5">
            <text:p>資料月份：110 年 5月</text:p>
          </table:table-cell>
          <table:table-cell table:number-columns-repeated="6" table:style-name="ce4"/>
          <table:table-cell table:style-name="ce6"/>
          <table:table-cell table:number-columns-repeated="16370" table:style-name="ce1"/>
        </table:table-row>
        <table:table-row table:style-name="ro4">
          <table:table-cell office:value-type="string" table:style-name="ce7">
            <text:p><text:span text:style-name="T4">金融機構名稱　</text:span></text:p>
          </table:table-cell>
          <table:table-cell office:value-type="string" table:style-name="ce8">
            <text:p><text:span text:style-name="T4">流通卡數　　　</text:span></text:p>
          </table:table-cell>
          <table:table-cell office:value-type="string" table:style-name="ce8">
            <text:p><text:span text:style-name="T4">有效卡數　　　</text:span></text:p>
          </table:table-cell>
          <table:table-cell office:value-type="string" table:style-name="ce8">
            <text:p><text:span text:style-name="T4">當月發卡數　　　</text:span></text:p>
          </table:table-cell>
          <table:table-cell office:value-type="string" table:style-name="ce8">
            <text:p><text:span text:style-name="T4">當月停卡數　　　</text:span></text:p>
          </table:table-cell>
          <table:table-cell office:value-type="string" table:style-name="ce8">
            <text:p><text:span text:style-name="T4">循環信用餘額　　</text:span></text:p>
          </table:table-cell>
          <table:table-cell office:value-type="string" table:style-name="ce8">
            <text:p><text:span text:style-name="T4">未到期分期付款餘額　</text:span></text:p>
          </table:table-cell>
          <table:table-cell office:value-type="string" table:style-name="ce8">
            <text:p><text:span text:style-name="T4">當月簽帳金額　　</text:span></text:p>
          </table:table-cell>
          <table:table-cell office:value-type="string" table:style-name="ce8">
            <text:p><text:span text:style-name="T4">當月預借現金金額　　</text:span></text:p>
          </table:table-cell>
          <table:table-cell office:value-type="string" table:style-name="ce8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8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8">
            <text:p><text:span text:style-name="T4">備抵呆帳提足率</text:span>(%)<text:s/></text:p>
          </table:table-cell>
          <table:table-cell office:value-type="string" table:style-name="ce8">
            <text:p><text:span text:style-name="T4">當月轉銷呆帳金額　</text:span><text:s/></text:p>
          </table:table-cell>
          <table:table-cell office:value-type="string" table:style-name="ce8">
            <text:p><text:span text:style-name="T4">當年度轉銷呆帳金額累計至資料月份</text:span></text:p>
          </table:table-cell>
          <table:table-cell table:number-columns-repeated="235" table:style-name="ce9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臺灣銀行</text:span></text:p>
          </table:table-cell>
          <table:table-cell office:value-type="float" office:value="226098" table:style-name="ce11">
            <text:p>226,098</text:p>
          </table:table-cell>
          <table:table-cell office:value-type="float" office:value="110938" table:style-name="ce11">
            <text:p>110,938</text:p>
          </table:table-cell>
          <table:table-cell office:value-type="float" office:value="1917" table:style-name="ce11">
            <text:p>1,917</text:p>
          </table:table-cell>
          <table:table-cell office:value-type="float" office:value="994" table:style-name="ce11">
            <text:p>994</text:p>
          </table:table-cell>
          <table:table-cell office:value-type="float" office:value="182939" table:style-name="ce11">
            <text:p>182,939</text:p>
          </table:table-cell>
          <table:table-cell office:value-type="float" office:value="41639" table:style-name="ce11">
            <text:p>41,639</text:p>
          </table:table-cell>
          <table:table-cell office:value-type="float" office:value="670722" table:style-name="ce11">
            <text:p>670,722</text:p>
          </table:table-cell>
          <table:table-cell office:value-type="float" office:value="752" table:style-name="ce11">
            <text:p>752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22" table:style-name="ce12">
            <text:p>0.22</text:p>
          </table:table-cell>
          <table:table-cell office:value-type="float" office:value="462.2" table:style-name="ce12">
            <text:p>462.20</text:p>
          </table:table-cell>
          <table:table-cell office:value-type="float" office:value="637" table:style-name="ce11">
            <text:p>637</text:p>
          </table:table-cell>
          <table:table-cell office:value-type="float" office:value="2070" table:style-name="ce11">
            <text:p>2,070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臺灣土地銀行</text:span></text:p>
          </table:table-cell>
          <table:table-cell office:value-type="float" office:value="340860" table:style-name="ce11">
            <text:p>340,860</text:p>
          </table:table-cell>
          <table:table-cell office:value-type="float" office:value="144082" table:style-name="ce11">
            <text:p>144,082</text:p>
          </table:table-cell>
          <table:table-cell office:value-type="float" office:value="2281" table:style-name="ce11">
            <text:p>2,281</text:p>
          </table:table-cell>
          <table:table-cell office:value-type="float" office:value="2164" table:style-name="ce11">
            <text:p>2,164</text:p>
          </table:table-cell>
          <table:table-cell office:value-type="float" office:value="365291" table:style-name="ce11">
            <text:p>365,291</text:p>
          </table:table-cell>
          <table:table-cell office:value-type="float" office:value="87073" table:style-name="ce11">
            <text:p>87,073</text:p>
          </table:table-cell>
          <table:table-cell office:value-type="float" office:value="734119" table:style-name="ce11">
            <text:p>734,119</text:p>
          </table:table-cell>
          <table:table-cell office:value-type="float" office:value="672" table:style-name="ce11">
            <text:p>672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21" table:style-name="ce12">
            <text:p>0.21</text:p>
          </table:table-cell>
          <table:table-cell office:value-type="float" office:value="1204.17" table:style-name="ce12">
            <text:p>1,204.17</text:p>
          </table:table-cell>
          <table:table-cell office:value-type="float" office:value="2296" table:style-name="ce11">
            <text:p>2,296</text:p>
          </table:table-cell>
          <table:table-cell office:value-type="float" office:value="8557" table:style-name="ce11">
            <text:p>8,557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合作金庫商業銀行</text:span></text:p>
          </table:table-cell>
          <table:table-cell office:value-type="float" office:value="608902" table:style-name="ce11">
            <text:p>608,902</text:p>
          </table:table-cell>
          <table:table-cell office:value-type="float" office:value="367634" table:style-name="ce11">
            <text:p>367,634</text:p>
          </table:table-cell>
          <table:table-cell office:value-type="float" office:value="10403" table:style-name="ce11">
            <text:p>10,403</text:p>
          </table:table-cell>
          <table:table-cell office:value-type="float" office:value="4038" table:style-name="ce11">
            <text:p>4,038</text:p>
          </table:table-cell>
          <table:table-cell office:value-type="float" office:value="765211" table:style-name="ce11">
            <text:p>765,211</text:p>
          </table:table-cell>
          <table:table-cell office:value-type="float" office:value="391750" table:style-name="ce11">
            <text:p>391,750</text:p>
          </table:table-cell>
          <table:table-cell office:value-type="float" office:value="2821227" table:style-name="ce11">
            <text:p>2,821,227</text:p>
          </table:table-cell>
          <table:table-cell office:value-type="float" office:value="1905" table:style-name="ce11">
            <text:p>1,905</text:p>
          </table:table-cell>
          <table:table-cell office:value-type="float" office:value="0.25" table:style-name="ce12">
            <text:p>0.25</text:p>
          </table:table-cell>
          <table:table-cell office:value-type="float" office:value="0.21" table:style-name="ce12">
            <text:p>0.21</text:p>
          </table:table-cell>
          <table:table-cell office:value-type="float" office:value="448.79" table:style-name="ce12">
            <text:p>448.79</text:p>
          </table:table-cell>
          <table:table-cell office:value-type="float" office:value="5242" table:style-name="ce11">
            <text:p>5,242</text:p>
          </table:table-cell>
          <table:table-cell office:value-type="float" office:value="24875" table:style-name="ce11">
            <text:p>24,875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第一商業銀行</text:span></text:p>
          </table:table-cell>
          <table:table-cell office:value-type="float" office:value="1364554" table:style-name="ce11">
            <text:p>1,364,554</text:p>
          </table:table-cell>
          <table:table-cell office:value-type="float" office:value="822821" table:style-name="ce11">
            <text:p>822,821</text:p>
          </table:table-cell>
          <table:table-cell office:value-type="float" office:value="24890" table:style-name="ce11">
            <text:p>24,890</text:p>
          </table:table-cell>
          <table:table-cell office:value-type="float" office:value="10515" table:style-name="ce11">
            <text:p>10,515</text:p>
          </table:table-cell>
          <table:table-cell office:value-type="float" office:value="1464549" table:style-name="ce11">
            <text:p>1,464,549</text:p>
          </table:table-cell>
          <table:table-cell office:value-type="float" office:value="1765028" table:style-name="ce11">
            <text:p>1,765,028</text:p>
          </table:table-cell>
          <table:table-cell office:value-type="float" office:value="4507189" table:style-name="ce11">
            <text:p>4,507,189</text:p>
          </table:table-cell>
          <table:table-cell office:value-type="float" office:value="8355" table:style-name="ce11">
            <text:p>8,355</text:p>
          </table:table-cell>
          <table:table-cell office:value-type="float" office:value="0.05" table:style-name="ce12">
            <text:p>0.05</text:p>
          </table:table-cell>
          <table:table-cell office:value-type="float" office:value="0" table:style-name="ce12">
            <text:p>0.00</text:p>
          </table:table-cell>
          <table:table-cell office:value-type="float" office:value="2117.04" table:style-name="ce12">
            <text:p>2,117.04</text:p>
          </table:table-cell>
          <table:table-cell office:value-type="float" office:value="5577" table:style-name="ce11">
            <text:p>5,577</text:p>
          </table:table-cell>
          <table:table-cell office:value-type="float" office:value="26568" table:style-name="ce11">
            <text:p>26,568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華南商業銀行</text:span></text:p>
          </table:table-cell>
          <table:table-cell office:value-type="float" office:value="1016235" table:style-name="ce11">
            <text:p>1,016,235</text:p>
          </table:table-cell>
          <table:table-cell office:value-type="float" office:value="767181" table:style-name="ce11">
            <text:p>767,181</text:p>
          </table:table-cell>
          <table:table-cell office:value-type="float" office:value="12276" table:style-name="ce11">
            <text:p>12,276</text:p>
          </table:table-cell>
          <table:table-cell office:value-type="float" office:value="8506" table:style-name="ce11">
            <text:p>8,506</text:p>
          </table:table-cell>
          <table:table-cell office:value-type="float" office:value="1017120" table:style-name="ce11">
            <text:p>1,017,120</text:p>
          </table:table-cell>
          <table:table-cell office:value-type="float" office:value="3207084" table:style-name="ce11">
            <text:p>3,207,084</text:p>
          </table:table-cell>
          <table:table-cell office:value-type="float" office:value="3514905" table:style-name="ce11">
            <text:p>3,514,905</text:p>
          </table:table-cell>
          <table:table-cell office:value-type="float" office:value="1163" table:style-name="ce11">
            <text:p>1,163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363.04" table:style-name="ce12">
            <text:p>363.04</text:p>
          </table:table-cell>
          <table:table-cell office:value-type="float" office:value="0" table:style-name="ce11">
            <text:p>0</text:p>
          </table:table-cell>
          <table:table-cell office:value-type="float" office:value="8827" table:style-name="ce11">
            <text:p>8,827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彰化商業銀行</text:span></text:p>
          </table:table-cell>
          <table:table-cell office:value-type="float" office:value="538454" table:style-name="ce11">
            <text:p>538,454</text:p>
          </table:table-cell>
          <table:table-cell office:value-type="float" office:value="226310" table:style-name="ce11">
            <text:p>226,310</text:p>
          </table:table-cell>
          <table:table-cell office:value-type="float" office:value="3988" table:style-name="ce11">
            <text:p>3,988</text:p>
          </table:table-cell>
          <table:table-cell office:value-type="float" office:value="3259" table:style-name="ce11">
            <text:p>3,259</text:p>
          </table:table-cell>
          <table:table-cell office:value-type="float" office:value="330685" table:style-name="ce11">
            <text:p>330,685</text:p>
          </table:table-cell>
          <table:table-cell office:value-type="float" office:value="288005" table:style-name="ce11">
            <text:p>288,005</text:p>
          </table:table-cell>
          <table:table-cell office:value-type="float" office:value="1469197" table:style-name="ce11">
            <text:p>1,469,197</text:p>
          </table:table-cell>
          <table:table-cell office:value-type="float" office:value="795" table:style-name="ce11">
            <text:p>795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625.23" table:style-name="ce12">
            <text:p>625.23</text:p>
          </table:table-cell>
          <table:table-cell office:value-type="float" office:value="739" table:style-name="ce11">
            <text:p>739</text:p>
          </table:table-cell>
          <table:table-cell office:value-type="float" office:value="6668" table:style-name="ce11">
            <text:p>6,668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上海商業儲蓄銀行</text:span></text:p>
          </table:table-cell>
          <table:table-cell office:value-type="float" office:value="480013" table:style-name="ce11">
            <text:p>480,013</text:p>
          </table:table-cell>
          <table:table-cell office:value-type="float" office:value="244578" table:style-name="ce11">
            <text:p>244,578</text:p>
          </table:table-cell>
          <table:table-cell office:value-type="float" office:value="2589" table:style-name="ce11">
            <text:p>2,589</text:p>
          </table:table-cell>
          <table:table-cell office:value-type="float" office:value="3385" table:style-name="ce11">
            <text:p>3,385</text:p>
          </table:table-cell>
          <table:table-cell office:value-type="float" office:value="600575" table:style-name="ce11">
            <text:p>600,575</text:p>
          </table:table-cell>
          <table:table-cell office:value-type="float" office:value="769576" table:style-name="ce11">
            <text:p>769,576</text:p>
          </table:table-cell>
          <table:table-cell office:value-type="float" office:value="1137807" table:style-name="ce11">
            <text:p>1,137,807</text:p>
          </table:table-cell>
          <table:table-cell office:value-type="float" office:value="5274" table:style-name="ce11">
            <text:p>5,274</text:p>
          </table:table-cell>
          <table:table-cell office:value-type="float" office:value="0.24" table:style-name="ce12">
            <text:p>0.24</text:p>
          </table:table-cell>
          <table:table-cell office:value-type="float" office:value="0.18" table:style-name="ce12">
            <text:p>0.18</text:p>
          </table:table-cell>
          <table:table-cell office:value-type="float" office:value="1389.02" table:style-name="ce12">
            <text:p>1,389.02</text:p>
          </table:table-cell>
          <table:table-cell office:value-type="float" office:value="2240" table:style-name="ce11">
            <text:p>2,240</text:p>
          </table:table-cell>
          <table:table-cell office:value-type="float" office:value="11876" table:style-name="ce11">
            <text:p>11,876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台北富邦商業銀行</text:span></text:p>
          </table:table-cell>
          <table:table-cell office:value-type="float" office:value="4024569" table:style-name="ce11">
            <text:p>4,024,569</text:p>
          </table:table-cell>
          <table:table-cell office:value-type="float" office:value="2687538" table:style-name="ce11">
            <text:p>2,687,538</text:p>
          </table:table-cell>
          <table:table-cell office:value-type="float" office:value="65279" table:style-name="ce11">
            <text:p>65,279</text:p>
          </table:table-cell>
          <table:table-cell office:value-type="float" office:value="15205" table:style-name="ce11">
            <text:p>15,205</text:p>
          </table:table-cell>
          <table:table-cell office:value-type="float" office:value="5678639" table:style-name="ce11">
            <text:p>5,678,639</text:p>
          </table:table-cell>
          <table:table-cell office:value-type="float" office:value="21287990" table:style-name="ce11">
            <text:p>21,287,990</text:p>
          </table:table-cell>
          <table:table-cell office:value-type="float" office:value="24611567" table:style-name="ce11">
            <text:p>24,611,567</text:p>
          </table:table-cell>
          <table:table-cell office:value-type="float" office:value="97206" table:style-name="ce11">
            <text:p>97,206</text:p>
          </table:table-cell>
          <table:table-cell office:value-type="float" office:value="0.1" table:style-name="ce12">
            <text:p>0.10</text:p>
          </table:table-cell>
          <table:table-cell office:value-type="float" office:value="0" table:style-name="ce12">
            <text:p>0.00</text:p>
          </table:table-cell>
          <table:table-cell office:value-type="float" office:value="1156.82" table:style-name="ce12">
            <text:p>1,156.82</text:p>
          </table:table-cell>
          <table:table-cell office:value-type="float" office:value="24309" table:style-name="ce11">
            <text:p>24,309</text:p>
          </table:table-cell>
          <table:table-cell office:value-type="float" office:value="102933" table:style-name="ce11">
            <text:p>102,933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國泰世華商業銀行</text:span></text:p>
          </table:table-cell>
          <table:table-cell office:value-type="float" office:value="7243809" table:style-name="ce11">
            <text:p>7,243,809</text:p>
          </table:table-cell>
          <table:table-cell office:value-type="float" office:value="5179858" table:style-name="ce11">
            <text:p>5,179,858</text:p>
          </table:table-cell>
          <table:table-cell office:value-type="float" office:value="45409" table:style-name="ce11">
            <text:p>45,409</text:p>
          </table:table-cell>
          <table:table-cell office:value-type="float" office:value="27428" table:style-name="ce11">
            <text:p>27,428</text:p>
          </table:table-cell>
          <table:table-cell office:value-type="float" office:value="17861964" table:style-name="ce11">
            <text:p>17,861,964</text:p>
          </table:table-cell>
          <table:table-cell office:value-type="float" office:value="15869021" table:style-name="ce11">
            <text:p>15,869,021</text:p>
          </table:table-cell>
          <table:table-cell office:value-type="float" office:value="40962842" table:style-name="ce11">
            <text:p>40,962,842</text:p>
          </table:table-cell>
          <table:table-cell office:value-type="float" office:value="273467" table:style-name="ce11">
            <text:p>273,467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1217.32" table:style-name="ce12">
            <text:p>1,217.32</text:p>
          </table:table-cell>
          <table:table-cell office:value-type="float" office:value="43776" table:style-name="ce11">
            <text:p>43,776</text:p>
          </table:table-cell>
          <table:table-cell office:value-type="float" office:value="184289" table:style-name="ce11">
            <text:p>184,289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高雄銀行</text:span></text:p>
          </table:table-cell>
          <table:table-cell office:value-type="float" office:value="16093" table:style-name="ce11">
            <text:p>16,093</text:p>
          </table:table-cell>
          <table:table-cell office:value-type="float" office:value="6781" table:style-name="ce11">
            <text:p>6,781</text:p>
          </table:table-cell>
          <table:table-cell office:value-type="float" office:value="64" table:style-name="ce11">
            <text:p>64</text:p>
          </table:table-cell>
          <table:table-cell office:value-type="float" office:value="99" table:style-name="ce11">
            <text:p>99</text:p>
          </table:table-cell>
          <table:table-cell office:value-type="float" office:value="13718" table:style-name="ce11">
            <text:p>13,718</text:p>
          </table:table-cell>
          <table:table-cell office:value-type="float" office:value="328" table:style-name="ce11">
            <text:p>328</text:p>
          </table:table-cell>
          <table:table-cell office:value-type="float" office:value="173272" table:style-name="ce11">
            <text:p>173,272</text:p>
          </table:table-cell>
          <table:table-cell office:value-type="float" office:value="60" table:style-name="ce11">
            <text:p>60</text:p>
          </table:table-cell>
          <table:table-cell office:value-type="float" office:value="0.48" table:style-name="ce12">
            <text:p>0.48</text:p>
          </table:table-cell>
          <table:table-cell office:value-type="float" office:value="0.43" table:style-name="ce12">
            <text:p>0.43</text:p>
          </table:table-cell>
          <table:table-cell office:value-type="float" office:value="216.35" table:style-name="ce12">
            <text:p>216.35</text:p>
          </table:table-cell>
          <table:table-cell office:value-type="float" office:value="1" table:style-name="ce11">
            <text:p>1</text:p>
          </table:table-cell>
          <table:table-cell office:value-type="float" office:value="196" table:style-name="ce11">
            <text:p>196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兆豐國際商業銀行</text:span></text:p>
          </table:table-cell>
          <table:table-cell office:value-type="float" office:value="1028062" table:style-name="ce11">
            <text:p>1,028,062</text:p>
          </table:table-cell>
          <table:table-cell office:value-type="float" office:value="633451" table:style-name="ce11">
            <text:p>633,451</text:p>
          </table:table-cell>
          <table:table-cell office:value-type="float" office:value="9643" table:style-name="ce11">
            <text:p>9,643</text:p>
          </table:table-cell>
          <table:table-cell office:value-type="float" office:value="3193" table:style-name="ce11">
            <text:p>3,193</text:p>
          </table:table-cell>
          <table:table-cell office:value-type="float" office:value="1669409" table:style-name="ce11">
            <text:p>1,669,409</text:p>
          </table:table-cell>
          <table:table-cell office:value-type="float" office:value="2591240" table:style-name="ce11">
            <text:p>2,591,240</text:p>
          </table:table-cell>
          <table:table-cell office:value-type="float" office:value="3459033" table:style-name="ce11">
            <text:p>3,459,033</text:p>
          </table:table-cell>
          <table:table-cell office:value-type="float" office:value="11036" table:style-name="ce11">
            <text:p>11,036</text:p>
          </table:table-cell>
          <table:table-cell office:value-type="float" office:value="0.24" table:style-name="ce12">
            <text:p>0.24</text:p>
          </table:table-cell>
          <table:table-cell office:value-type="float" office:value="0.04" table:style-name="ce12">
            <text:p>0.04</text:p>
          </table:table-cell>
          <table:table-cell office:value-type="float" office:value="627.25" table:style-name="ce12">
            <text:p>627.25</text:p>
          </table:table-cell>
          <table:table-cell office:value-type="float" office:value="4009" table:style-name="ce11">
            <text:p>4,009</text:p>
          </table:table-cell>
          <table:table-cell office:value-type="float" office:value="20123" table:style-name="ce11">
            <text:p>20,123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8189" table:style-name="ce11">
            <text:p>2,858,189</text:p>
          </table:table-cell>
          <table:table-cell office:value-type="float" office:value="2184605" table:style-name="ce11">
            <text:p>2,184,605</text:p>
          </table:table-cell>
          <table:table-cell office:value-type="float" office:value="17214" table:style-name="ce11">
            <text:p>17,214</text:p>
          </table:table-cell>
          <table:table-cell office:value-type="float" office:value="31064" table:style-name="ce11">
            <text:p>31,064</text:p>
          </table:table-cell>
          <table:table-cell office:value-type="float" office:value="10411471" table:style-name="ce11">
            <text:p>10,411,471</text:p>
          </table:table-cell>
          <table:table-cell office:value-type="float" office:value="10904689" table:style-name="ce11">
            <text:p>10,904,689</text:p>
          </table:table-cell>
          <table:table-cell office:value-type="float" office:value="14945012" table:style-name="ce11">
            <text:p>14,945,012</text:p>
          </table:table-cell>
          <table:table-cell office:value-type="float" office:value="153868" table:style-name="ce11">
            <text:p>153,868</text:p>
          </table:table-cell>
          <table:table-cell office:value-type="float" office:value="0.53" table:style-name="ce12">
            <text:p>0.53</text:p>
          </table:table-cell>
          <table:table-cell office:value-type="float" office:value="0.11" table:style-name="ce12">
            <text:p>0.11</text:p>
          </table:table-cell>
          <table:table-cell office:value-type="float" office:value="429" table:style-name="ce12">
            <text:p>429.00</text:p>
          </table:table-cell>
          <table:table-cell office:value-type="float" office:value="41384" table:style-name="ce11">
            <text:p>41,384</text:p>
          </table:table-cell>
          <table:table-cell office:value-type="float" office:value="205668" table:style-name="ce11">
            <text:p>205,668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臺灣中小企業銀行</text:span></text:p>
          </table:table-cell>
          <table:table-cell office:value-type="float" office:value="196888" table:style-name="ce11">
            <text:p>196,888</text:p>
          </table:table-cell>
          <table:table-cell office:value-type="float" office:value="102650" table:style-name="ce11">
            <text:p>102,650</text:p>
          </table:table-cell>
          <table:table-cell office:value-type="float" office:value="855" table:style-name="ce11">
            <text:p>855</text:p>
          </table:table-cell>
          <table:table-cell office:value-type="float" office:value="746" table:style-name="ce11">
            <text:p>746</text:p>
          </table:table-cell>
          <table:table-cell office:value-type="float" office:value="314170" table:style-name="ce11">
            <text:p>314,170</text:p>
          </table:table-cell>
          <table:table-cell office:value-type="float" office:value="69981" table:style-name="ce11">
            <text:p>69,981</text:p>
          </table:table-cell>
          <table:table-cell office:value-type="float" office:value="741359" table:style-name="ce11">
            <text:p>741,359</text:p>
          </table:table-cell>
          <table:table-cell office:value-type="float" office:value="1704" table:style-name="ce11">
            <text:p>1,704</text:p>
          </table:table-cell>
          <table:table-cell office:value-type="float" office:value="0.16" table:style-name="ce12">
            <text:p>0.16</text:p>
          </table:table-cell>
          <table:table-cell office:value-type="float" office:value="0.04" table:style-name="ce12">
            <text:p>0.04</text:p>
          </table:table-cell>
          <table:table-cell office:value-type="float" office:value="329.12" table:style-name="ce12">
            <text:p>329.12</text:p>
          </table:table-cell>
          <table:table-cell office:value-type="float" office:value="1565" table:style-name="ce11">
            <text:p>1,565</text:p>
          </table:table-cell>
          <table:table-cell office:value-type="float" office:value="6492" table:style-name="ce11">
            <text:p>6,492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渣打國際商業銀行</text:span></text:p>
          </table:table-cell>
          <table:table-cell office:value-type="float" office:value="409770" table:style-name="ce11">
            <text:p>409,770</text:p>
          </table:table-cell>
          <table:table-cell office:value-type="float" office:value="283013" table:style-name="ce11">
            <text:p>283,013</text:p>
          </table:table-cell>
          <table:table-cell office:value-type="float" office:value="1515" table:style-name="ce11">
            <text:p>1,515</text:p>
          </table:table-cell>
          <table:table-cell office:value-type="float" office:value="3078" table:style-name="ce11">
            <text:p>3,078</text:p>
          </table:table-cell>
          <table:table-cell office:value-type="float" office:value="1153136" table:style-name="ce11">
            <text:p>1,153,136</text:p>
          </table:table-cell>
          <table:table-cell office:value-type="float" office:value="431075" table:style-name="ce11">
            <text:p>431,075</text:p>
          </table:table-cell>
          <table:table-cell office:value-type="float" office:value="2306220" table:style-name="ce11">
            <text:p>2,306,220</text:p>
          </table:table-cell>
          <table:table-cell office:value-type="float" office:value="5614" table:style-name="ce11">
            <text:p>5,614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1022.98" table:style-name="ce12">
            <text:p>1,022.98</text:p>
          </table:table-cell>
          <table:table-cell office:value-type="float" office:value="3563" table:style-name="ce11">
            <text:p>3,563</text:p>
          </table:table-cell>
          <table:table-cell office:value-type="float" office:value="18091" table:style-name="ce11">
            <text:p>18,091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台中商業銀行</text:span></text:p>
          </table:table-cell>
          <table:table-cell office:value-type="float" office:value="153574" table:style-name="ce11">
            <text:p>153,574</text:p>
          </table:table-cell>
          <table:table-cell office:value-type="float" office:value="79244" table:style-name="ce11">
            <text:p>79,244</text:p>
          </table:table-cell>
          <table:table-cell office:value-type="float" office:value="1659" table:style-name="ce11">
            <text:p>1,659</text:p>
          </table:table-cell>
          <table:table-cell office:value-type="float" office:value="951" table:style-name="ce11">
            <text:p>951</text:p>
          </table:table-cell>
          <table:table-cell office:value-type="float" office:value="223169" table:style-name="ce11">
            <text:p>223,169</text:p>
          </table:table-cell>
          <table:table-cell office:value-type="float" office:value="49636" table:style-name="ce11">
            <text:p>49,636</text:p>
          </table:table-cell>
          <table:table-cell office:value-type="float" office:value="490145" table:style-name="ce11">
            <text:p>490,145</text:p>
          </table:table-cell>
          <table:table-cell office:value-type="float" office:value="231" table:style-name="ce11">
            <text:p>231</text:p>
          </table:table-cell>
          <table:table-cell office:value-type="float" office:value="0.5" table:style-name="ce12">
            <text:p>0.50</text:p>
          </table:table-cell>
          <table:table-cell office:value-type="float" office:value="0" table:style-name="ce12">
            <text:p>0.00</text:p>
          </table:table-cell>
          <table:table-cell office:value-type="float" office:value="1234.46" table:style-name="ce12">
            <text:p>1,234.46</text:p>
          </table:table-cell>
          <table:table-cell office:value-type="float" office:value="1715" table:style-name="ce11">
            <text:p>1,715</text:p>
          </table:table-cell>
          <table:table-cell office:value-type="float" office:value="6981" table:style-name="ce11">
            <text:p>6,981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5244" table:style-name="ce11">
            <text:p>625,244</text:p>
          </table:table-cell>
          <table:table-cell office:value-type="float" office:value="429654" table:style-name="ce11">
            <text:p>429,654</text:p>
          </table:table-cell>
          <table:table-cell office:value-type="float" office:value="9972" table:style-name="ce11">
            <text:p>9,972</text:p>
          </table:table-cell>
          <table:table-cell office:value-type="float" office:value="9018" table:style-name="ce11">
            <text:p>9,018</text:p>
          </table:table-cell>
          <table:table-cell office:value-type="float" office:value="1886201" table:style-name="ce11">
            <text:p>1,886,201</text:p>
          </table:table-cell>
          <table:table-cell office:value-type="float" office:value="1377643" table:style-name="ce11">
            <text:p>1,377,643</text:p>
          </table:table-cell>
          <table:table-cell office:value-type="float" office:value="4511422" table:style-name="ce11">
            <text:p>4,511,422</text:p>
          </table:table-cell>
          <table:table-cell office:value-type="float" office:value="26057" table:style-name="ce11">
            <text:p>26,057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1680.14" table:style-name="ce12">
            <text:p>1,680.14</text:p>
          </table:table-cell>
          <table:table-cell office:value-type="float" office:value="6213" table:style-name="ce11">
            <text:p>6,213</text:p>
          </table:table-cell>
          <table:table-cell office:value-type="float" office:value="28263" table:style-name="ce11">
            <text:p>28,263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華泰商業銀行</text:span></text:p>
          </table:table-cell>
          <table:table-cell office:value-type="float" office:value="9171" table:style-name="ce11">
            <text:p>9,171</text:p>
          </table:table-cell>
          <table:table-cell office:value-type="float" office:value="5008" table:style-name="ce11">
            <text:p>5,008</text:p>
          </table:table-cell>
          <table:table-cell office:value-type="float" office:value="4" table:style-name="ce11">
            <text:p>4</text:p>
          </table:table-cell>
          <table:table-cell office:value-type="float" office:value="47" table:style-name="ce11">
            <text:p>47</text:p>
          </table:table-cell>
          <table:table-cell office:value-type="float" office:value="10481" table:style-name="ce11">
            <text:p>10,481</text:p>
          </table:table-cell>
          <table:table-cell office:value-type="float" office:value="2020" table:style-name="ce11">
            <text:p>2,020</text:p>
          </table:table-cell>
          <table:table-cell office:value-type="float" office:value="34728" table:style-name="ce11">
            <text:p>34,728</text:p>
          </table:table-cell>
          <table:table-cell office:value-type="float" office:value="0" table:style-name="ce11">
            <text:p>0</text:p>
          </table:table-cell>
          <table:table-cell office:value-type="float" office:value="0.94" table:style-name="ce12">
            <text:p>0.94</text:p>
          </table:table-cell>
          <table:table-cell office:value-type="float" office:value="0.22" table:style-name="ce12">
            <text:p>0.22</text:p>
          </table:table-cell>
          <table:table-cell office:value-type="float" office:value="414.29" table:style-name="ce12">
            <text:p>414.29</text:p>
          </table:table-cell>
          <table:table-cell office:value-type="float" office:value="0" table:style-name="ce11">
            <text:p>0</text:p>
          </table:table-cell>
          <table:table-cell office:value-type="float" office:value="37" table:style-name="ce11">
            <text:p>37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臺灣新光商業銀行</text:span></text:p>
          </table:table-cell>
          <table:table-cell office:value-type="float" office:value="939281" table:style-name="ce11">
            <text:p>939,281</text:p>
          </table:table-cell>
          <table:table-cell office:value-type="float" office:value="571671" table:style-name="ce11">
            <text:p>571,671</text:p>
          </table:table-cell>
          <table:table-cell office:value-type="float" office:value="11840" table:style-name="ce11">
            <text:p>11,840</text:p>
          </table:table-cell>
          <table:table-cell office:value-type="float" office:value="4854" table:style-name="ce11">
            <text:p>4,854</text:p>
          </table:table-cell>
          <table:table-cell office:value-type="float" office:value="1565863" table:style-name="ce11">
            <text:p>1,565,863</text:p>
          </table:table-cell>
          <table:table-cell office:value-type="float" office:value="1826773" table:style-name="ce11">
            <text:p>1,826,773</text:p>
          </table:table-cell>
          <table:table-cell office:value-type="float" office:value="4199913" table:style-name="ce11">
            <text:p>4,199,913</text:p>
          </table:table-cell>
          <table:table-cell office:value-type="float" office:value="7342" table:style-name="ce11">
            <text:p>7,342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243.2" table:style-name="ce12">
            <text:p>243.20</text:p>
          </table:table-cell>
          <table:table-cell office:value-type="float" office:value="4206" table:style-name="ce11">
            <text:p>4,206</text:p>
          </table:table-cell>
          <table:table-cell office:value-type="float" office:value="21170" table:style-name="ce11">
            <text:p>21,170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陽信商業銀行</text:span></text:p>
          </table:table-cell>
          <table:table-cell office:value-type="float" office:value="115231" table:style-name="ce11">
            <text:p>115,231</text:p>
          </table:table-cell>
          <table:table-cell office:value-type="float" office:value="56171" table:style-name="ce11">
            <text:p>56,171</text:p>
          </table:table-cell>
          <table:table-cell office:value-type="float" office:value="1256" table:style-name="ce11">
            <text:p>1,256</text:p>
          </table:table-cell>
          <table:table-cell office:value-type="float" office:value="313" table:style-name="ce11">
            <text:p>313</text:p>
          </table:table-cell>
          <table:table-cell office:value-type="float" office:value="184887" table:style-name="ce11">
            <text:p>184,887</text:p>
          </table:table-cell>
          <table:table-cell office:value-type="float" office:value="79315" table:style-name="ce11">
            <text:p>79,315</text:p>
          </table:table-cell>
          <table:table-cell office:value-type="float" office:value="366650" table:style-name="ce11">
            <text:p>366,650</text:p>
          </table:table-cell>
          <table:table-cell office:value-type="float" office:value="154" table:style-name="ce11">
            <text:p>154</text:p>
          </table:table-cell>
          <table:table-cell office:value-type="float" office:value="0.44" table:style-name="ce12">
            <text:p>0.44</text:p>
          </table:table-cell>
          <table:table-cell office:value-type="float" office:value="0.06" table:style-name="ce12">
            <text:p>0.06</text:p>
          </table:table-cell>
          <table:table-cell office:value-type="float" office:value="343.53" table:style-name="ce12">
            <text:p>343.53</text:p>
          </table:table-cell>
          <table:table-cell office:value-type="float" office:value="0" table:style-name="ce11">
            <text:p>0</text:p>
          </table:table-cell>
          <table:table-cell office:value-type="float" office:value="2549" table:style-name="ce11">
            <text:p>2,549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三信商業銀行</text:span></text:p>
          </table:table-cell>
          <table:table-cell office:value-type="float" office:value="15274" table:style-name="ce11">
            <text:p>15,274</text:p>
          </table:table-cell>
          <table:table-cell office:value-type="float" office:value="10122" table:style-name="ce11">
            <text:p>10,122</text:p>
          </table:table-cell>
          <table:table-cell office:value-type="float" office:value="153" table:style-name="ce11">
            <text:p>153</text:p>
          </table:table-cell>
          <table:table-cell office:value-type="float" office:value="42" table:style-name="ce11">
            <text:p>42</text:p>
          </table:table-cell>
          <table:table-cell office:value-type="float" office:value="18163" table:style-name="ce11">
            <text:p>18,163</text:p>
          </table:table-cell>
          <table:table-cell office:value-type="float" office:value="12852" table:style-name="ce11">
            <text:p>12,852</text:p>
          </table:table-cell>
          <table:table-cell office:value-type="float" office:value="85463" table:style-name="ce11">
            <text:p>85,463</text:p>
          </table:table-cell>
          <table:table-cell office:value-type="float" office:value="20" table:style-name="ce11">
            <text:p>20</text:p>
          </table:table-cell>
          <table:table-cell office:value-type="float" office:value="0.46" table:style-name="ce12">
            <text:p>0.46</text:p>
          </table:table-cell>
          <table:table-cell office:value-type="float" office:value="0" table:style-name="ce12">
            <text:p>0.00</text:p>
          </table:table-cell>
          <table:table-cell office:value-type="float" office:value="7204.24" table:style-name="ce12">
            <text:p>7,204.24</text:p>
          </table:table-cell>
          <table:table-cell office:value-type="float" office:value="328" table:style-name="ce11">
            <text:p>328</text:p>
          </table:table-cell>
          <table:table-cell office:value-type="float" office:value="672" table:style-name="ce11">
            <text:p>672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聯邦商業銀行</text:span></text:p>
          </table:table-cell>
          <table:table-cell office:value-type="float" office:value="2287248" table:style-name="ce11">
            <text:p>2,287,248</text:p>
          </table:table-cell>
          <table:table-cell office:value-type="float" office:value="1329565" table:style-name="ce11">
            <text:p>1,329,565</text:p>
          </table:table-cell>
          <table:table-cell office:value-type="float" office:value="18418" table:style-name="ce11">
            <text:p>18,418</text:p>
          </table:table-cell>
          <table:table-cell office:value-type="float" office:value="10120" table:style-name="ce11">
            <text:p>10,120</text:p>
          </table:table-cell>
          <table:table-cell office:value-type="float" office:value="5541796" table:style-name="ce11">
            <text:p>5,541,796</text:p>
          </table:table-cell>
          <table:table-cell office:value-type="float" office:value="4361091" table:style-name="ce11">
            <text:p>4,361,091</text:p>
          </table:table-cell>
          <table:table-cell office:value-type="float" office:value="8039322" table:style-name="ce11">
            <text:p>8,039,322</text:p>
          </table:table-cell>
          <table:table-cell office:value-type="float" office:value="64118" table:style-name="ce11">
            <text:p>64,118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162.16999999999999" table:style-name="ce12">
            <text:p>162.17</text:p>
          </table:table-cell>
          <table:table-cell office:value-type="float" office:value="12963" table:style-name="ce11">
            <text:p>12,963</text:p>
          </table:table-cell>
          <table:table-cell office:value-type="float" office:value="68530" table:style-name="ce11">
            <text:p>68,530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遠東國際商業銀行</text:span></text:p>
          </table:table-cell>
          <table:table-cell office:value-type="float" office:value="1641408" table:style-name="ce11">
            <text:p>1,641,408</text:p>
          </table:table-cell>
          <table:table-cell office:value-type="float" office:value="1039108" table:style-name="ce11">
            <text:p>1,039,108</text:p>
          </table:table-cell>
          <table:table-cell office:value-type="float" office:value="7490" table:style-name="ce11">
            <text:p>7,490</text:p>
          </table:table-cell>
          <table:table-cell office:value-type="float" office:value="6632" table:style-name="ce11">
            <text:p>6,632</text:p>
          </table:table-cell>
          <table:table-cell office:value-type="float" office:value="3968327" table:style-name="ce11">
            <text:p>3,968,327</text:p>
          </table:table-cell>
          <table:table-cell office:value-type="float" office:value="4786468" table:style-name="ce11">
            <text:p>4,786,468</text:p>
          </table:table-cell>
          <table:table-cell office:value-type="float" office:value="3755257" table:style-name="ce11">
            <text:p>3,755,257</text:p>
          </table:table-cell>
          <table:table-cell office:value-type="float" office:value="148141" table:style-name="ce11">
            <text:p>148,141</text:p>
          </table:table-cell>
          <table:table-cell office:value-type="float" office:value="0.32" table:style-name="ce12">
            <text:p>0.32</text:p>
          </table:table-cell>
          <table:table-cell office:value-type="float" office:value="0.11" table:style-name="ce12">
            <text:p>0.11</text:p>
          </table:table-cell>
          <table:table-cell office:value-type="float" office:value="100.66" table:style-name="ce12">
            <text:p>100.66</text:p>
          </table:table-cell>
          <table:table-cell office:value-type="float" office:value="12586" table:style-name="ce11">
            <text:p>12,586</text:p>
          </table:table-cell>
          <table:table-cell office:value-type="float" office:value="54869" table:style-name="ce11">
            <text:p>54,869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元大商業銀行</text:span></text:p>
          </table:table-cell>
          <table:table-cell office:value-type="float" office:value="1157256" table:style-name="ce11">
            <text:p>1,157,256</text:p>
          </table:table-cell>
          <table:table-cell office:value-type="float" office:value="568677" table:style-name="ce11">
            <text:p>568,677</text:p>
          </table:table-cell>
          <table:table-cell office:value-type="float" office:value="3522" table:style-name="ce11">
            <text:p>3,522</text:p>
          </table:table-cell>
          <table:table-cell office:value-type="float" office:value="5117" table:style-name="ce11">
            <text:p>5,117</text:p>
          </table:table-cell>
          <table:table-cell office:value-type="float" office:value="1274012" table:style-name="ce11">
            <text:p>1,274,012</text:p>
          </table:table-cell>
          <table:table-cell office:value-type="float" office:value="2806856" table:style-name="ce11">
            <text:p>2,806,856</text:p>
          </table:table-cell>
          <table:table-cell office:value-type="float" office:value="3702779" table:style-name="ce11">
            <text:p>3,702,779</text:p>
          </table:table-cell>
          <table:table-cell office:value-type="float" office:value="20946" table:style-name="ce11">
            <text:p>20,946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703.54" table:style-name="ce12">
            <text:p>703.54</text:p>
          </table:table-cell>
          <table:table-cell office:value-type="float" office:value="5157" table:style-name="ce11">
            <text:p>5,157</text:p>
          </table:table-cell>
          <table:table-cell office:value-type="float" office:value="26737" table:style-name="ce11">
            <text:p>26,737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永豐商業銀行</text:span></text:p>
          </table:table-cell>
          <table:table-cell office:value-type="float" office:value="2117362" table:style-name="ce11">
            <text:p>2,117,362</text:p>
          </table:table-cell>
          <table:table-cell office:value-type="float" office:value="1143720" table:style-name="ce11">
            <text:p>1,143,720</text:p>
          </table:table-cell>
          <table:table-cell office:value-type="float" office:value="15365" table:style-name="ce11">
            <text:p>15,365</text:p>
          </table:table-cell>
          <table:table-cell office:value-type="float" office:value="6488" table:style-name="ce11">
            <text:p>6,488</text:p>
          </table:table-cell>
          <table:table-cell office:value-type="float" office:value="4051798" table:style-name="ce11">
            <text:p>4,051,798</text:p>
          </table:table-cell>
          <table:table-cell office:value-type="float" office:value="4782477" table:style-name="ce11">
            <text:p>4,782,477</text:p>
          </table:table-cell>
          <table:table-cell office:value-type="float" office:value="9066191" table:style-name="ce11">
            <text:p>9,066,191</text:p>
          </table:table-cell>
          <table:table-cell office:value-type="float" office:value="93954" table:style-name="ce11">
            <text:p>93,95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902.58" table:style-name="ce12">
            <text:p>902.58</text:p>
          </table:table-cell>
          <table:table-cell office:value-type="float" office:value="11714" table:style-name="ce11">
            <text:p>11,714</text:p>
          </table:table-cell>
          <table:table-cell office:value-type="float" office:value="58706" table:style-name="ce11">
            <text:p>58,706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玉山商業銀行</text:span></text:p>
          </table:table-cell>
          <table:table-cell office:value-type="float" office:value="6475418" table:style-name="ce11">
            <text:p>6,475,418</text:p>
          </table:table-cell>
          <table:table-cell office:value-type="float" office:value="4494700" table:style-name="ce11">
            <text:p>4,494,700</text:p>
          </table:table-cell>
          <table:table-cell office:value-type="float" office:value="39298" table:style-name="ce11">
            <text:p>39,298</text:p>
          </table:table-cell>
          <table:table-cell office:value-type="float" office:value="18727" table:style-name="ce11">
            <text:p>18,727</text:p>
          </table:table-cell>
          <table:table-cell office:value-type="float" office:value="12479448" table:style-name="ce11">
            <text:p>12,479,448</text:p>
          </table:table-cell>
          <table:table-cell office:value-type="float" office:value="16507911" table:style-name="ce11">
            <text:p>16,507,911</text:p>
          </table:table-cell>
          <table:table-cell office:value-type="float" office:value="35222689" table:style-name="ce11">
            <text:p>35,222,689</text:p>
          </table:table-cell>
          <table:table-cell office:value-type="float" office:value="301139" table:style-name="ce11">
            <text:p>301,139</text:p>
          </table:table-cell>
          <table:table-cell office:value-type="float" office:value="0.16" table:style-name="ce12">
            <text:p>0.16</text:p>
          </table:table-cell>
          <table:table-cell office:value-type="float" office:value="0.01" table:style-name="ce12">
            <text:p>0.01</text:p>
          </table:table-cell>
          <table:table-cell office:value-type="float" office:value="641.86" table:style-name="ce12">
            <text:p>641.86</text:p>
          </table:table-cell>
          <table:table-cell office:value-type="float" office:value="41636" table:style-name="ce11">
            <text:p>41,636</text:p>
          </table:table-cell>
          <table:table-cell office:value-type="float" office:value="190324" table:style-name="ce11">
            <text:p>190,324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凱基商業銀行</text:span></text:p>
          </table:table-cell>
          <table:table-cell office:value-type="float" office:value="362817" table:style-name="ce11">
            <text:p>362,817</text:p>
          </table:table-cell>
          <table:table-cell office:value-type="float" office:value="192385" table:style-name="ce11">
            <text:p>192,385</text:p>
          </table:table-cell>
          <table:table-cell office:value-type="float" office:value="4448" table:style-name="ce11">
            <text:p>4,448</text:p>
          </table:table-cell>
          <table:table-cell office:value-type="float" office:value="2312" table:style-name="ce11">
            <text:p>2,312</text:p>
          </table:table-cell>
          <table:table-cell office:value-type="float" office:value="1106256" table:style-name="ce11">
            <text:p>1,106,256</text:p>
          </table:table-cell>
          <table:table-cell office:value-type="float" office:value="865002" table:style-name="ce11">
            <text:p>865,002</text:p>
          </table:table-cell>
          <table:table-cell office:value-type="float" office:value="944630" table:style-name="ce11">
            <text:p>944,630</text:p>
          </table:table-cell>
          <table:table-cell office:value-type="float" office:value="7545" table:style-name="ce11">
            <text:p>7,545</text:p>
          </table:table-cell>
          <table:table-cell office:value-type="float" office:value="0.7" table:style-name="ce12">
            <text:p>0.70</text:p>
          </table:table-cell>
          <table:table-cell office:value-type="float" office:value="0.41" table:style-name="ce12">
            <text:p>0.41</text:p>
          </table:table-cell>
          <table:table-cell office:value-type="float" office:value="184.43" table:style-name="ce12">
            <text:p>184.43</text:p>
          </table:table-cell>
          <table:table-cell office:value-type="float" office:value="5131" table:style-name="ce11">
            <text:p>5,131</text:p>
          </table:table-cell>
          <table:table-cell office:value-type="float" office:value="24042" table:style-name="ce11">
            <text:p>24,042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8911" table:style-name="ce11">
            <text:p>608,911</text:p>
          </table:table-cell>
          <table:table-cell office:value-type="float" office:value="315593" table:style-name="ce11">
            <text:p>315,593</text:p>
          </table:table-cell>
          <table:table-cell office:value-type="float" office:value="3482" table:style-name="ce11">
            <text:p>3,482</text:p>
          </table:table-cell>
          <table:table-cell office:value-type="float" office:value="5080" table:style-name="ce11">
            <text:p>5,080</text:p>
          </table:table-cell>
          <table:table-cell office:value-type="float" office:value="1344957" table:style-name="ce11">
            <text:p>1,344,957</text:p>
          </table:table-cell>
          <table:table-cell office:value-type="float" office:value="1927117" table:style-name="ce11">
            <text:p>1,927,117</text:p>
          </table:table-cell>
          <table:table-cell office:value-type="float" office:value="2625864" table:style-name="ce11">
            <text:p>2,625,864</text:p>
          </table:table-cell>
          <table:table-cell office:value-type="float" office:value="24907" table:style-name="ce11">
            <text:p>24,907</text:p>
          </table:table-cell>
          <table:table-cell office:value-type="float" office:value="0.61" table:style-name="ce12">
            <text:p>0.61</text:p>
          </table:table-cell>
          <table:table-cell office:value-type="float" office:value="0" table:style-name="ce12">
            <text:p>0.00</text:p>
          </table:table-cell>
          <table:table-cell office:value-type="float" office:value="294.81" table:style-name="ce12">
            <text:p>294.81</text:p>
          </table:table-cell>
          <table:table-cell office:value-type="float" office:value="13155" table:style-name="ce11">
            <text:p>13,155</text:p>
          </table:table-cell>
          <table:table-cell office:value-type="float" office:value="58998" table:style-name="ce11">
            <text:p>58,998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台新國際商業銀行</text:span></text:p>
          </table:table-cell>
          <table:table-cell office:value-type="float" office:value="5854447" table:style-name="ce11">
            <text:p>5,854,447</text:p>
          </table:table-cell>
          <table:table-cell office:value-type="float" office:value="4072757" table:style-name="ce11">
            <text:p>4,072,757</text:p>
          </table:table-cell>
          <table:table-cell office:value-type="float" office:value="47851" table:style-name="ce11">
            <text:p>47,851</text:p>
          </table:table-cell>
          <table:table-cell office:value-type="float" office:value="25898" table:style-name="ce11">
            <text:p>25,898</text:p>
          </table:table-cell>
          <table:table-cell office:value-type="float" office:value="10266911" table:style-name="ce11">
            <text:p>10,266,911</text:p>
          </table:table-cell>
          <table:table-cell office:value-type="float" office:value="19587410" table:style-name="ce11">
            <text:p>19,587,410</text:p>
          </table:table-cell>
          <table:table-cell office:value-type="float" office:value="26088100" table:style-name="ce11">
            <text:p>26,088,100</text:p>
          </table:table-cell>
          <table:table-cell office:value-type="float" office:value="124752" table:style-name="ce11">
            <text:p>124,752</text:p>
          </table:table-cell>
          <table:table-cell office:value-type="float" office:value="0.16" table:style-name="ce12">
            <text:p>0.16</text:p>
          </table:table-cell>
          <table:table-cell office:value-type="float" office:value="0.01" table:style-name="ce12">
            <text:p>0.01</text:p>
          </table:table-cell>
          <table:table-cell office:value-type="float" office:value="906.62" table:style-name="ce12">
            <text:p>906.62</text:p>
          </table:table-cell>
          <table:table-cell office:value-type="float" office:value="21690" table:style-name="ce11">
            <text:p>21,690</text:p>
          </table:table-cell>
          <table:table-cell office:value-type="float" office:value="109226" table:style-name="ce11">
            <text:p>109,226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日盛國際商業銀行</text:span></text:p>
          </table:table-cell>
          <table:table-cell office:value-type="float" office:value="144104" table:style-name="ce11">
            <text:p>144,104</text:p>
          </table:table-cell>
          <table:table-cell office:value-type="float" office:value="92511" table:style-name="ce11">
            <text:p>92,511</text:p>
          </table:table-cell>
          <table:table-cell office:value-type="float" office:value="227" table:style-name="ce11">
            <text:p>227</text:p>
          </table:table-cell>
          <table:table-cell office:value-type="float" office:value="909" table:style-name="ce11">
            <text:p>909</text:p>
          </table:table-cell>
          <table:table-cell office:value-type="float" office:value="245601" table:style-name="ce11">
            <text:p>245,601</text:p>
          </table:table-cell>
          <table:table-cell office:value-type="float" office:value="108078" table:style-name="ce11">
            <text:p>108,078</text:p>
          </table:table-cell>
          <table:table-cell office:value-type="float" office:value="262231" table:style-name="ce11">
            <text:p>262,231</text:p>
          </table:table-cell>
          <table:table-cell office:value-type="float" office:value="1571" table:style-name="ce11">
            <text:p>1,571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910.36" table:style-name="ce12">
            <text:p>910.36</text:p>
          </table:table-cell>
          <table:table-cell office:value-type="float" office:value="830" table:style-name="ce11">
            <text:p>830</text:p>
          </table:table-cell>
          <table:table-cell office:value-type="float" office:value="3079" table:style-name="ce11">
            <text:p>3,079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安泰商業銀行</text:span></text:p>
          </table:table-cell>
          <table:table-cell office:value-type="float" office:value="123524" table:style-name="ce11">
            <text:p>123,524</text:p>
          </table:table-cell>
          <table:table-cell office:value-type="float" office:value="55150" table:style-name="ce11">
            <text:p>55,150</text:p>
          </table:table-cell>
          <table:table-cell office:value-type="float" office:value="395" table:style-name="ce11">
            <text:p>395</text:p>
          </table:table-cell>
          <table:table-cell office:value-type="float" office:value="422" table:style-name="ce11">
            <text:p>422</text:p>
          </table:table-cell>
          <table:table-cell office:value-type="float" office:value="203669" table:style-name="ce11">
            <text:p>203,669</text:p>
          </table:table-cell>
          <table:table-cell office:value-type="float" office:value="1100305" table:style-name="ce11">
            <text:p>1,100,305</text:p>
          </table:table-cell>
          <table:table-cell office:value-type="float" office:value="313984" table:style-name="ce11">
            <text:p>313,984</text:p>
          </table:table-cell>
          <table:table-cell office:value-type="float" office:value="486" table:style-name="ce11">
            <text:p>486</text:p>
          </table:table-cell>
          <table:table-cell office:value-type="float" office:value="0.36" table:style-name="ce12">
            <text:p>0.36</text:p>
          </table:table-cell>
          <table:table-cell office:value-type="float" office:value="0.1" table:style-name="ce12">
            <text:p>0.10</text:p>
          </table:table-cell>
          <table:table-cell office:value-type="float" office:value="265.10000000000002" table:style-name="ce12">
            <text:p>265.10</text:p>
          </table:table-cell>
          <table:table-cell office:value-type="float" office:value="3925" table:style-name="ce11">
            <text:p>3,925</text:p>
          </table:table-cell>
          <table:table-cell office:value-type="float" office:value="3925" table:style-name="ce11">
            <text:p>3,925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中國信託商業銀行</text:span></text:p>
          </table:table-cell>
          <table:table-cell office:value-type="float" office:value="7535732" table:style-name="ce11">
            <text:p>7,535,732</text:p>
          </table:table-cell>
          <table:table-cell office:value-type="float" office:value="4852071" table:style-name="ce11">
            <text:p>4,852,071</text:p>
          </table:table-cell>
          <table:table-cell office:value-type="float" office:value="71291" table:style-name="ce11">
            <text:p>71,291</text:p>
          </table:table-cell>
          <table:table-cell office:value-type="float" office:value="32278" table:style-name="ce11">
            <text:p>32,278</text:p>
          </table:table-cell>
          <table:table-cell office:value-type="float" office:value="15839180" table:style-name="ce11">
            <text:p>15,839,180</text:p>
          </table:table-cell>
          <table:table-cell office:value-type="float" office:value="18493086" table:style-name="ce11">
            <text:p>18,493,086</text:p>
          </table:table-cell>
          <table:table-cell office:value-type="float" office:value="34955445" table:style-name="ce11">
            <text:p>34,955,445</text:p>
          </table:table-cell>
          <table:table-cell office:value-type="float" office:value="688157" table:style-name="ce11">
            <text:p>688,157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438.05" table:style-name="ce12">
            <text:p>438.05</text:p>
          </table:table-cell>
          <table:table-cell office:value-type="float" office:value="73199" table:style-name="ce11">
            <text:p>73,199</text:p>
          </table:table-cell>
          <table:table-cell office:value-type="float" office:value="321156" table:style-name="ce11">
            <text:p>321,156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台灣樂天信用卡股份有限公司</text:span></text:p>
          </table:table-cell>
          <table:table-cell office:value-type="float" office:value="598814" table:style-name="ce11">
            <text:p>598,814</text:p>
          </table:table-cell>
          <table:table-cell office:value-type="float" office:value="224792" table:style-name="ce11">
            <text:p>224,792</text:p>
          </table:table-cell>
          <table:table-cell office:value-type="float" office:value="1230" table:style-name="ce11">
            <text:p>1,230</text:p>
          </table:table-cell>
          <table:table-cell office:value-type="float" office:value="4971" table:style-name="ce11">
            <text:p>4,971</text:p>
          </table:table-cell>
          <table:table-cell office:value-type="float" office:value="502153" table:style-name="ce11">
            <text:p>502,153</text:p>
          </table:table-cell>
          <table:table-cell office:value-type="float" office:value="856266" table:style-name="ce11">
            <text:p>856,266</text:p>
          </table:table-cell>
          <table:table-cell office:value-type="float" office:value="844054" table:style-name="ce11">
            <text:p>844,054</text:p>
          </table:table-cell>
          <table:table-cell office:value-type="float" office:value="5993" table:style-name="ce11">
            <text:p>5,993</text:p>
          </table:table-cell>
          <table:table-cell office:value-type="float" office:value="1.24" table:style-name="ce12">
            <text:p>1.24</text:p>
          </table:table-cell>
          <table:table-cell office:value-type="float" office:value="0.33" table:style-name="ce12">
            <text:p>0.33</text:p>
          </table:table-cell>
          <table:table-cell office:value-type="float" office:value="203.38" table:style-name="ce12">
            <text:p>203.38</text:p>
          </table:table-cell>
          <table:table-cell office:value-type="float" office:value="976" table:style-name="ce11">
            <text:p>976</text:p>
          </table:table-cell>
          <table:table-cell office:value-type="float" office:value="4162" table:style-name="ce11">
            <text:p>4,162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3768" table:style-name="ce11">
            <text:p>173,768</text:p>
          </table:table-cell>
          <table:table-cell office:value-type="float" office:value="101661" table:style-name="ce11">
            <text:p>101,661</text:p>
          </table:table-cell>
          <table:table-cell office:value-type="float" office:value="1873" table:style-name="ce11">
            <text:p>1,873</text:p>
          </table:table-cell>
          <table:table-cell office:value-type="float" office:value="2107" table:style-name="ce11">
            <text:p>2,107</text:p>
          </table:table-cell>
          <table:table-cell office:value-type="float" office:value="242929" table:style-name="ce11">
            <text:p>242,929</text:p>
          </table:table-cell>
          <table:table-cell office:value-type="float" office:value="0" table:style-name="ce11">
            <text:p>0</text:p>
          </table:table-cell>
          <table:table-cell office:value-type="float" office:value="2039815" table:style-name="ce11">
            <text:p>2,039,815</text:p>
          </table:table-cell>
          <table:table-cell office:value-type="float" office:value="119" table:style-name="ce11">
            <text:p>119</text:p>
          </table:table-cell>
          <table:table-cell office:value-type="float" office:value="0.32" table:style-name="ce12">
            <text:p>0.32</text:p>
          </table:table-cell>
          <table:table-cell office:value-type="float" office:value="0" table:style-name="ce12">
            <text:p>0.00</text:p>
          </table:table-cell>
          <table:table-cell office:value-type="float" office:value="867.34" table:style-name="ce12">
            <text:p>867.34</text:p>
          </table:table-cell>
          <table:table-cell office:value-type="float" office:value="2216" table:style-name="ce11">
            <text:p>2,216</text:p>
          </table:table-cell>
          <table:table-cell office:value-type="float" office:value="8519" table:style-name="ce11">
            <text:p>8,519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office:value-type="string" table:style-name="ce10">
            <text:p><text:span text:style-name="T4">總計</text:span></text:p>
          </table:table-cell>
          <table:table-cell office:value-type="float" office:value="51291080" table:formula="of:=SUM([.B6:.B38])" table:style-name="ce11">
            <text:p>51,291,080</text:p>
          </table:table-cell>
          <table:table-cell office:value-type="float" office:value="33396000" table:formula="of:=SUM([.C6:.C38])" table:style-name="ce11">
            <text:p>33,396,000</text:p>
          </table:table-cell>
          <table:table-cell office:value-type="float" office:value="438097" table:formula="of:=SUM([.D6:.D38])" table:style-name="ce11">
            <text:p>438,097</text:p>
          </table:table-cell>
          <table:table-cell office:value-type="float" office:value="249960" table:formula="of:=SUM([.E6:.E38])" table:style-name="ce11">
            <text:p>249,960</text:p>
          </table:table-cell>
          <table:table-cell office:value-type="float" office:value="102784678" table:formula="of:=SUM([.F6:.F38])" table:style-name="ce11">
            <text:p>102,784,678</text:p>
          </table:table-cell>
          <table:table-cell office:value-type="float" office:value="137234785" table:formula="of:=SUM([.G6:.G38])" table:style-name="ce11">
            <text:p>137,234,785</text:p>
          </table:table-cell>
          <table:table-cell office:value-type="float" office:value="239603153" table:formula="of:=SUM([.H6:.H38])" table:style-name="ce11">
            <text:p>239,603,153</text:p>
          </table:table-cell>
          <table:table-cell office:value-type="float" office:value="2077503" table:formula="of:=SUM([.I6:.I38])" table:style-name="ce11">
            <text:p>2,077,503</text:p>
          </table:table-cell>
          <table:table-cell office:value-type="float" office:value="0.21" table:style-name="ce12">
            <text:p>0.21</text:p>
          </table:table-cell>
          <table:table-cell office:value-type="float" office:value="0.02" table:style-name="ce12">
            <text:p>0.02</text:p>
          </table:table-cell>
          <table:table-cell office:value-type="float" office:value="500.7343556447201" table:style-name="ce12">
            <text:p>500.73</text:p>
          </table:table-cell>
          <table:table-cell office:value-type="float" office:value="352978" table:formula="of:=SUM([.M6:.M38])" table:style-name="ce11">
            <text:p>352,978</text:p>
          </table:table-cell>
          <table:table-cell office:value-type="float" office:value="1619178" table:formula="of:=SUM([.N6:.N38])" table:style-name="ce11">
            <text:p>1,619,178</text:p>
          </table:table-cell>
          <table:table-cell table:number-columns-repeated="235" table:style-name="ce13"/>
          <table:table-cell table:number-columns-repeated="16135"/>
        </table:table-row>
        <table:table-row table:style-name="ro2">
          <table:table-cell table:number-columns-repeated="249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一、資料來源：各金融機構自行申報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二、揭露項目及認定標準：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1.<text:span text:style-name="T7">流通卡數：發卡總數減停卡總數，且卡片狀況為正常者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2.<text:span text:style-name="T7">有效卡數：最近六個月有消費紀錄之卡，不含</text:span>Debit<text:span text:style-name="T7">卡，只有郵購分期交易亦算有效卡，不含只有循環繳款之卡片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3.<text:span text:style-name="T7">當月發卡數：不含補發卡、續卡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4.<text:span text:style-name="T7">當月停卡數：指新增停卡部分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5.<text:span text:style-name="T7">循環信用餘額：係指持卡人使用循環信用之餘額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6.<text:span text:style-name="T7">未到期分期付款餘額：包括預借現金分期、消費帳款分期及帳單分期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7.<text:span text:style-name="T7">當月簽帳金額：係指持卡人當月刷卡消費金額，如屬分期消費帳款應於消費當月全數申報本欄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8.<text:span text:style-name="T7">當月預借現金金額：係指持卡人當月動用預借現金金額，如屬分期預借現金應於動用當月全數申報本欄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9.<text:span text:style-name="T7">逾期帳款：指持卡人每月繳款金額未達最低應繳金額、及雖未超逾期限但已向主、從債務人訴追者，其應付帳款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　　　　　　若持卡人已逾期達數月，而嗣後繳付金額僅涵蓋一個月的最低應繳金額，則逾期期間減少一個月，須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　　　　　　俟持卡人將所積欠各期最低應繳金額全部償還後，始得回復為未逾期。</text:span></text:p>
          </table:table-cell>
          <table:table-cell table:number-columns-repeated="248" table:style-name="ce13"/>
          <table:table-cell table:number-columns-repeated="16135"/>
        </table:table-row>
        <table:table-row table:style-name="ro2">
          <table:table-cell office:value-type="string" table:style-name="ce14">
            <text:p><text:span text:style-name="T7">　</text:span>10.<text:span text:style-name="T7">備抵呆帳提足率：實際提列備抵呆帳占應提備抵呆帳之比率。</text:span></text:p>
          </table:table-cell>
          <table:table-cell table:number-columns-repeated="248" table:style-name="ce13"/>
          <table:table-cell table:number-columns-repeated="16135"/>
        </table:table-row>
        <table:table-row table:number-rows-repeated="3" table:style-name="ro2">
          <table:table-cell table:number-columns-repeated="249" table:style-name="ce13"/>
          <table:table-cell table:number-columns-repeated="1613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1005.$A$1:11005.$N$23" table:base-cell-address="11005.$A$1"/>
          <table:named-range table:name="外部資料_10" table:cell-range-address="11005.$A$1:11005.$N$23" table:base-cell-address="11005.$A$1"/>
          <table:named-range table:name="外部資料_11" table:cell-range-address="11005.$A$1:11005.$N$23" table:base-cell-address="11005.$A$1"/>
          <table:named-range table:name="外部資料_12" table:cell-range-address="11005.$A$1:11005.$N$23" table:base-cell-address="11005.$A$1"/>
          <table:named-range table:name="外部資料_13" table:cell-range-address="11005.$A$1:11005.$N$23" table:base-cell-address="11005.$A$1"/>
          <table:named-range table:name="外部資料_14" table:cell-range-address="11005.$A$1:11005.$N$23" table:base-cell-address="11005.$A$1"/>
          <table:named-range table:name="外部資料_15" table:cell-range-address="11005.$A$1:11005.$N$23" table:base-cell-address="11005.$A$1"/>
          <table:named-range table:name="外部資料_16" table:cell-range-address="11005.$A$1:11005.$N$23" table:base-cell-address="11005.$A$1"/>
          <table:named-range table:name="外部資料_17" table:cell-range-address="11005.$A$1:11005.$N$23" table:base-cell-address="11005.$A$1"/>
          <table:named-range table:name="外部資料_18" table:cell-range-address="11005.$A$1:11005.$N$23" table:base-cell-address="11005.$A$1"/>
          <table:named-range table:name="外部資料_19" table:cell-range-address="11005.$A$1:11005.$N$23" table:base-cell-address="11005.$A$1"/>
          <table:named-range table:name="外部資料_2" table:cell-range-address="11005.$A$1:11005.$N$23" table:base-cell-address="11005.$A$1"/>
          <table:named-range table:name="外部資料_20" table:cell-range-address="11005.$A$1:11005.$N$23" table:base-cell-address="11005.$A$1"/>
          <table:named-range table:name="外部資料_21" table:cell-range-address="11005.$A$1:11005.$N$23" table:base-cell-address="11005.$A$1"/>
          <table:named-range table:name="外部資料_22" table:cell-range-address="11005.$A$1:11005.$N$23" table:base-cell-address="11005.$A$1"/>
          <table:named-range table:name="外部資料_23" table:cell-range-address="11005.$A$1:11005.$N$23" table:base-cell-address="11005.$A$1"/>
          <table:named-range table:name="外部資料_24" table:cell-range-address="11005.$A$1:11005.$N$23" table:base-cell-address="11005.$A$1"/>
          <table:named-range table:name="外部資料_25" table:cell-range-address="11005.$A$1:11005.$N$23" table:base-cell-address="11005.$A$1"/>
          <table:named-range table:name="外部資料_26" table:cell-range-address="11005.$A$1:11005.$N$23" table:base-cell-address="11005.$A$1"/>
          <table:named-range table:name="外部資料_27" table:cell-range-address="11005.$A$1:11005.$N$23" table:base-cell-address="11005.$A$1"/>
          <table:named-range table:name="外部資料_28" table:cell-range-address="11005.$A$1:11005.$N$23" table:base-cell-address="11005.$A$1"/>
          <table:named-range table:name="外部資料_29" table:cell-range-address="11005.$A$1:11005.$N$23" table:base-cell-address="11005.$A$1"/>
          <table:named-range table:name="外部資料_3" table:cell-range-address="11005.$A$1:11005.$N$23" table:base-cell-address="11005.$A$1"/>
          <table:named-range table:name="外部資料_30" table:cell-range-address="11005.$A$1:11005.$N$23" table:base-cell-address="11005.$A$1"/>
          <table:named-range table:name="外部資料_31" table:cell-range-address="11005.$A$1:11005.$N$23" table:base-cell-address="11005.$A$1"/>
          <table:named-range table:name="外部資料_32" table:cell-range-address="11005.$A$1:11005.$N$23" table:base-cell-address="11005.$A$1"/>
          <table:named-range table:name="外部資料_33" table:cell-range-address="11005.$A$1:11005.$N$23" table:base-cell-address="11005.$A$1"/>
          <table:named-range table:name="外部資料_34" table:cell-range-address="11005.$A$1:11005.$N$23" table:base-cell-address="11005.$A$1"/>
          <table:named-range table:name="外部資料_35" table:cell-range-address="11005.$A$1:11005.$N$23" table:base-cell-address="11005.$A$1"/>
          <table:named-range table:name="外部資料_36" table:cell-range-address="11005.$A$1:11005.$N$23" table:base-cell-address="11005.$A$1"/>
          <table:named-range table:name="外部資料_37" table:cell-range-address="11005.$A$1:11005.$N$23" table:base-cell-address="11005.$A$1"/>
          <table:named-range table:name="外部資料_38" table:cell-range-address="11005.$A$1:11005.$N$23" table:base-cell-address="11005.$A$1"/>
          <table:named-range table:name="外部資料_39" table:cell-range-address="11005.$A$1:11005.$N$23" table:base-cell-address="11005.$A$1"/>
          <table:named-range table:name="外部資料_4" table:cell-range-address="11005.$A$1:11005.$N$23" table:base-cell-address="11005.$A$1"/>
          <table:named-range table:name="外部資料_40" table:cell-range-address="11005.$A$1:11005.$N$23" table:base-cell-address="11005.$A$1"/>
          <table:named-range table:name="外部資料_41" table:cell-range-address="11005.$A$1:11005.$N$23" table:base-cell-address="11005.$A$1"/>
          <table:named-range table:name="外部資料_42" table:cell-range-address="11005.$A$1:11005.$N$23" table:base-cell-address="11005.$A$1"/>
          <table:named-range table:name="外部資料_43" table:cell-range-address="11005.$A$1:11005.$N$23" table:base-cell-address="11005.$A$1"/>
          <table:named-range table:name="外部資料_44" table:cell-range-address="11005.$A$1:11005.$N$23" table:base-cell-address="11005.$A$1"/>
          <table:named-range table:name="外部資料_45" table:cell-range-address="11005.$A$1:11005.$N$23" table:base-cell-address="11005.$A$1"/>
          <table:named-range table:name="外部資料_46" table:cell-range-address="11005.$A$1:11005.$N$23" table:base-cell-address="11005.$A$1"/>
          <table:named-range table:name="外部資料_47" table:cell-range-address="11005.$A$1:11005.$N$23" table:base-cell-address="11005.$A$1"/>
          <table:named-range table:name="外部資料_48" table:cell-range-address="11005.$A$1:11005.$N$23" table:base-cell-address="11005.$A$1"/>
          <table:named-range table:name="外部資料_49" table:cell-range-address="11005.$A$1:11005.$N$23" table:base-cell-address="11005.$A$1"/>
          <table:named-range table:name="外部資料_5" table:cell-range-address="11005.$A$1:11005.$N$23" table:base-cell-address="11005.$A$1"/>
          <table:named-range table:name="外部資料_50" table:cell-range-address="11005.$A$1:11005.$N$23" table:base-cell-address="11005.$A$1"/>
          <table:named-range table:name="外部資料_51" table:cell-range-address="11005.$A$1:11005.$N$23" table:base-cell-address="11005.$A$1"/>
          <table:named-range table:name="外部資料_52" table:cell-range-address="11005.$A$1:11005.$N$23" table:base-cell-address="11005.$A$1"/>
          <table:named-range table:name="外部資料_53" table:cell-range-address="11005.$A$1:11005.$N$23" table:base-cell-address="11005.$A$1"/>
          <table:named-range table:name="外部資料_54" table:cell-range-address="11005.$A$1:11005.$N$23" table:base-cell-address="11005.$A$1"/>
          <table:named-range table:name="外部資料_55" table:cell-range-address="11005.$A$1:11005.$N$23" table:base-cell-address="11005.$A$1"/>
          <table:named-range table:name="外部資料_56" table:cell-range-address="11005.$A$1:11005.$N$23" table:base-cell-address="11005.$A$1"/>
          <table:named-range table:name="外部資料_57" table:cell-range-address="11005.$A$1:11005.$N$23" table:base-cell-address="11005.$A$1"/>
          <table:named-range table:name="外部資料_58" table:cell-range-address="11005.$A$1:11005.$N$23" table:base-cell-address="11005.$A$1"/>
          <table:named-range table:name="外部資料_6" table:cell-range-address="11005.$A$1:11005.$N$23" table:base-cell-address="11005.$A$1"/>
          <table:named-range table:name="外部資料_7" table:cell-range-address="11005.$A$1:11005.$N$23" table:base-cell-address="11005.$A$1"/>
          <table:named-range table:name="外部資料_8" table:cell-range-address="11005.$A$1:11005.$N$23" table:base-cell-address="11005.$A$1"/>
          <table:named-range table:name="外部資料_9" table:cell-range-address="11005.$A$1:11005.$N$23" table:base-cell-address="1100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毛嵩傑</meta:initial-creator>
    <dc:creator>毛嵩傑</dc:creator>
    <meta:creation-date>2021-08-09T06:08:55Z</meta:creation-date>
    <dc:date>2021-08-09T06:20:50Z</dc:date>
    <meta:print-date>2021-08-09T06:20:21Z</meta:print-date>
  </office:meta>
</office:document-meta>
</file>